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atement </text:span><text:bookmark text:name="_GoBack"/><text:span text:style-name="T1">of Contractual Obligations</text:span></text:p>
      <text:p text:style-name="P1"><text:span text:style-name="T2">Terms and Conditions of placement</text:span></text:p>
      <text:p text:style-name="Standard"/>
      <text:p text:style-name="Standard">Name and address of placement</text:p>
      <text:p text:style-name="Standard">Sony Computer Entertainment Ireland, 110 1<text:span text:style-name="T3">st</text:span> Floor, Amines Street, Dublin 1</text:p>
      <text:p text:style-name="Standard">Contact person/supervisor</text:p>
      <text:p text:style-name="Standard">Mr. Jim Ryan</text:p>
      <text:p text:style-name="Standard">Phone number/ email address</text:p>
      <text:p text:style-name="Standard">017073840</text:p>
      <text:p text:style-name="Standard">Dates of placement</text:p>
      <text:p text:style-name="Standard">16/02/2015 – 27/02/2015</text:p>
      <text:p text:style-name="Standard">Time:</text:p>
      <text:p text:style-name="Standard"/>
      <text:p text:style-name="Standard">Dress Code:</text:p>
      <text:p text:style-name="Standard"/>
      <text:p text:style-name="Standard">Confidentiality:<text:tab/> <text:s text:c="2"/>any company issues and <text:s/>client details must not be shared outside the work place</text:p>
      <text:p text:style-name="Standard"/>
      <text:p text:style-name="Standard">Code of Behaviour: friendly, punctual, good work practice, accuracy and tidiness, treat all equipment with respect and conduct yourself in pleasant manner.</text:p>
      <text:p text:style-name="Standard">Absence: ring in and inform supervisor if sick and absolutely impossible to attend work. Make up time missed on other days.</text:p>
      <text:p text:style-name="Standard">Ensure you have all details so you can make a phone call if necessary.</text:p>
      <text:p text:style-name="Standard">Health and safety: follow health and safety instructions , e.g. take breaks , use equipment properly and with care, <text:s/>be aware of procedures in case of emergencies</text:p>
      <text:p text:style-name="Standard">Bring insurance documentation to placement</text:p>
      <text:p text:style-name="Standard">Remuneration: <text:s/>There is no payment involved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</meta:initial-creator>
    <dc:creator>Joey Tierney</dc:creator>
    <meta:editing-cycles>6</meta:editing-cycles>
    <meta:creation-date>2013-02-11T13:43:00</meta:creation-date>
    <dc:date>2014-10-25T13:10:34.67</dc:date>
    <meta:editing-duration>PT14S</meta:editing-duration>
    <meta:generator>OpenOffice/4.1.1$Win32 OpenOffice.org_project/411m6$Build-9775</meta:generator>
    <meta:document-statistic meta:table-count="0" meta:image-count="0" meta:object-count="0" meta:page-count="1" meta:paragraph-count="19" meta:word-count="154" meta:character-count="10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